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6cm" svg:y="0.526cm">
            <draw:object draw:notify-on-update-of-ranges="Sheet1.B2:Sheet1.B2 Sheet1.B3:Sheet1.B8 Sheet1.C2:Sheet1.C2 Sheet1.C3:Sheet1.C8 Sheet1.D2:Sheet1.D2 Sheet1.D3:Sheet1.D8 Sheet1.E2:Sheet1.E2 Sheet1.E3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28" calcext:value-type="float">
            <text:p>328</text:p>
          </table:table-cell>
          <table:table-cell office:value-type="float" office:value="224" calcext:value-type="float">
            <text:p>2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346" calcext:value-type="float">
            <text:p>1346</text:p>
          </table:table-cell>
          <table:table-cell office:value-type="float" office:value="917" calcext:value-type="float">
            <text:p>91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9477" calcext:value-type="float">
            <text:p>9477</text:p>
          </table:table-cell>
          <table:table-cell office:value-type="float" office:value="5744" calcext:value-type="float">
            <text:p>5744</text:p>
          </table:table-cell>
          <table:table-cell office:value-type="float" office:value="11682" calcext:value-type="float">
            <text:p>11682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5744" calcext:value-type="float">
            <text:p>5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872" calcext:value-type="float">
            <text:p>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11682" calcext:value-type="float">
            <text:p>11682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29:32.654709472</dc:date>
    <dc:creator>martin </dc:creator>
    <meta:document-statistic meta:table-count="1" meta:cell-count="75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SelectionSort</text:p>
        </chart:title>
        <chart:legend chart:legend-position="bottom" svg:x="4.381cm" svg:y="8.217cm" style:legend-expansion="wide" chart:style-name="ch3"/>
        <chart:plot-area chart:style-name="ch4" table:cell-range-address="Sheet1.B2:Sheet1.E8" chart:data-source-has-labels="both" svg:x="0.77cm" svg:y="1.661cm" svg:width="14.59cm" svg:height="5.956cm">
          <chartooo:coordinate-region svg:x="1.947cm" svg:y="1.86cm" svg:width="12.949cm" svg:height="5.11cm"/>
          <chart:axis chart:dimension="x" chart:name="primary-x" chart:style-name="ch5" chartooo:axis-type="auto">
            <chartooo:date-scale/>
            <chart:categories table:cell-range-address="Sheet1.B3:Sheet1.B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series chart:style-name="ch9" chart:values-cell-range-address="Sheet1.E3:Sheet1.E8" chart:label-cell-address="Sheet1.E2:Sheet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8</svg:desc>
                </draw:g>
              </table:table-cell>
              <table:table-cell office:value-type="float" office:value="15">
                <text:p>15</text:p>
                <draw:g>
                  <svg:desc>Sheet1.C3:Sheet1.C8</svg:desc>
                </draw:g>
              </table:table-cell>
              <table:table-cell office:value-type="float" office:value="3">
                <text:p>3</text:p>
                <draw:g>
                  <svg:desc>Sheet1.D3:Sheet1.D8</svg:desc>
                </draw:g>
              </table:table-cell>
              <table:table-cell office:value-type="float" office:value="3">
                <text:p>3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8">
                <text:p>328</text:p>
              </table:table-cell>
              <table:table-cell office:value-type="float" office:value="224">
                <text:p>22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46">
                <text:p>1346</text:p>
              </table:table-cell>
              <table:table-cell office:value-type="float" office:value="917">
                <text:p>917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477">
                <text:p>9477</text:p>
              </table:table-cell>
              <table:table-cell office:value-type="float" office:value="5744">
                <text:p>5744</text:p>
              </table:table-cell>
              <table:table-cell office:value-type="float" office:value="11682">
                <text:p>11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